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f413d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f413d"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f413d" fo:border="0.06pt solid #000000"/>
    </style:style>
    <style:style style:name="ce27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udio Modello Volante</text:p>
          </table:table-cell>
          <table:covered-table-cell table:number-columns-repeated="2"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Stima dei pesi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componente</text:p>
          </table:table-cell>
          <table:table-cell table:style-name="ce4" office:value-type="string" calcext:value-type="string">
            <text:p>peso (g)</text:p>
          </table:table-cell>
          <table:table-cell table:style-name="ce4" office:value-type="string" calcext:value-type="string">
            <text:p>quantità</text:p>
          </table:table-cell>
          <table:table-cell table:style-name="ce4" office:value-type="string" calcext:value-type="string">
            <text:p>totale (g)</text:p>
          </table:table-cell>
          <table:table-cell table:style-name="ce4" office:value-type="string" calcext:value-type="string">
            <text:p>totale (oz)</text:p>
          </table:table-cell>
          <table:table-cell office:value-type="string" calcext:value-type="string">
            <text:p>Motore:</text:p>
          </table:table-cell>
          <table:table-cell office:value-type="string" calcext:value-type="string">
            <text:p>A2212/10T 1400 KV</text:p>
          </table:table-cell>
        </table:table-row>
        <table:table-row table:style-name="ro1">
          <table:table-cell office:value-type="string" calcext:value-type="string">
            <text:p>fusolier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50" calcext:value-type="float">
            <text:p>150</text:p>
          </table:table-cell>
          <table:table-cell table:style-name="ce3" table:formula="of:=0.0353*[.D5]" office:value-type="float" office:value="5.295" calcext:value-type="float">
            <text:p>5,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" calcext:value-type="float">
            <text:p>5</text:p>
          </table:table-cell>
          <table:table-cell table:style-name="ce3" table:formula="of:=0.0353*[.D6]" office:value-type="float" office:value="0.1765" calcext:value-type="float">
            <text:p>0,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nna wif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1" calcext:value-type="float">
            <text:p>11</text:p>
          </table:table-cell>
          <table:table-cell table:style-name="ce3" table:formula="of:=0.0353*[.D7]" office:value-type="float" office:value="0.3883" calcext:value-type="float">
            <text:p>0,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</text:p>
          </table:table-cell>
          <table:table-cell office:value-type="float" office:value="14.7" calcext:value-type="float">
            <text:p>14,7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58.8" calcext:value-type="float">
            <text:p>58,8</text:p>
          </table:table-cell>
          <table:table-cell table:style-name="ce3" table:formula="of:=0.0353*[.D8]" office:value-type="float" office:value="2.07564" calcext:value-type="float">
            <text:p>2,0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i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13" calcext:value-type="float">
            <text:p>113</text:p>
          </table:table-cell>
          <table:table-cell table:style-name="ce3" table:formula="of:=0.0353*[.D9]" office:value-type="float" office:value="3.9889" calcext:value-type="float">
            <text:p>3,9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2" calcext:value-type="float">
            <text:p>32</text:p>
          </table:table-cell>
          <table:table-cell table:style-name="ce3" table:formula="of:=0.0353*[.D10]" office:value-type="float" office:value="1.1296" calcext:value-type="float">
            <text:p>1,1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47" calcext:value-type="float">
            <text:p>47</text:p>
          </table:table-cell>
          <table:table-cell table:style-name="ce3" table:formula="of:=0.0353*[.D11]" office:value-type="float" office:value="1.6591" calcext:value-type="float">
            <text:p>1,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7" calcext:value-type="float">
            <text:p>7</text:p>
          </table:table-cell>
          <table:table-cell table:style-name="ce3" table:formula="of:=0.0353*[.D12]" office:value-type="float" office:value="0.2471" calcext:value-type="float">
            <text:p>0,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e suppor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9" calcext:value-type="float">
            <text:p>9</text:p>
          </table:table-cell>
          <table:table-cell table:style-name="ce3" table:formula="of:=0.0353*[.D13]" office:value-type="float" office:value="0.3177" calcext:value-type="float">
            <text:p>0,3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vi totali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]*[.C14]" office:value-type="float" office:value="0" calcext:value-type="float">
            <text:p>0</text:p>
          </table:table-cell>
          <table:table-cell table:style-name="ce3" table:formula="of:=0.0353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pro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  <table:table-cell table:style-name="ce3" table:formula="of:=0.0353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leran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table:formula="of:=[.B16]*[.C16]" office:value-type="float" office:value="0" calcext:value-type="float">
            <text:p>0</text:p>
          </table:table-cell>
          <table:table-cell table:style-name="ce3" table:formula="of:=0.0353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0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oz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Totale peso:</text:p>
          </table:table-cell>
          <table:covered-table-cell table:number-columns-repeated="2" table:style-name="ce23"/>
          <table:table-cell table:style-name="ce21" table:formula="of:=SUM([.D5:.D16])" office:value-type="float" office:value="432.8" calcext:value-type="float">
            <text:p>432,8</text:p>
          </table:table-cell>
          <table:table-cell table:style-name="ce27" table:formula="of:=SUM([.E5:.E16])" office:value-type="float" office:value="15.27784" calcext:value-type="float">
            <text:p>15,27784</text:p>
          </table:table-cell>
          <table:table-cell table:style-name="ce2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Apertura alare (m) (a scelta):</text:p>
          </table:table-cell>
          <table:covered-table-cell table:number-columns-repeated="2" table:style-name="ce23"/>
          <table:table-cell table:style-name="ce21" office:value-type="string" calcext:value-type="string">
            <text:p>$</text:p>
          </table:table-cell>
          <table:table-cell table:style-name="ce27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Carico alare (g/dm2) (a scelta):</text:p>
          </table:table-cell>
          <table:covered-table-cell table:number-columns-repeated="2" table:style-name="ce23"/>
          <table:table-cell table:style-name="ce21" office:value-type="float" office:value="20" calcext:value-type="float">
            <text:p>20</text:p>
          </table:table-cell>
          <table:table-cell table:style-name="ce27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uperficie alare (dm2):</text:p>
          </table:table-cell>
          <table:covered-table-cell table:number-columns-repeated="2" table:style-name="ce23"/>
          <table:table-cell table:style-name="ce21" table:formula="of:=[.D19]/[.D21]" office:value-type="float" office:value="21.64" calcext:value-type="float">
            <text:p>21,64</text:p>
          </table:table-cell>
          <table:table-cell table:style-name="ce27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Allungamento ala:</text:p>
          </table:table-cell>
          <table:covered-table-cell table:number-columns-repeated="2" table:style-name="ce23"/>
          <table:table-cell table:style-name="ce21" table:formula="of:=[.D20]^2/([.D22]*0.01)" office:value-type="string" office:string-value="" calcext:value-type="error">
            <text:p>#VALORE!</text:p>
          </table:table-cell>
          <table:table-cell table:style-name="ce27" table:number-columns-repeated="2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Corda</text:p>
          </table:table-cell>
          <table:covered-table-cell table:number-columns-repeated="2" table:style-name="ce23"/>
          <table:table-cell table:style-name="ce21" table:formula="of:=[.D20]/[.D23]" office:value-type="string" office:string-value="" calcext:value-type="error">
            <text:p>#VALORE!</text:p>
          </table:table-cell>
          <table:table-cell table:style-name="ce27" table:number-columns-repeated="2"/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m</text:p>
          </table:table-cell>
          <table:table-cell office:value-type="string" calcext:value-type="string">
            <text:p>inc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pertura alare (m):</text:p>
          </table:table-cell>
          <table:table-cell table:style-name="ce17" table:number-columns-repeated="2"/>
          <table:table-cell office:value-type="float" office:value="0.86" calcext:value-type="float">
            <text:p>0,86</text:p>
          </table:table-cell>
          <table:table-cell table:formula="of:=[.D27]*39.37" office:value-type="float" office:value="33.8582" calcext:value-type="float">
            <text:p>33,858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orda (m)</text:p>
          </table:table-cell>
          <table:table-cell table:style-name="ce17" table:number-columns-repeated="2"/>
          <table:table-cell office:value-type="float" office:value="0.14" calcext:value-type="float">
            <text:p>0,14</text:p>
          </table:table-cell>
          <table:table-cell table:formula="of:=[.D28]*39.37" office:value-type="float" office:value="5.5118" calcext:value-type="float">
            <text:p>5,5118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AR</text:p>
          </table:table-cell>
          <table:table-cell table:style-name="ce18" table:number-columns-repeated="2"/>
          <table:table-cell table:formula="of:=[.D27]/[.D28]" office:value-type="float" office:value="6.14285714285714" calcext:value-type="float">
            <text:p>6,14285714285714</text:p>
          </table:table-cell>
          <table:table-cell table:formula="of:=[.E27]/[.E28]" office:value-type="float" office:value="6.14285714285714" calcext:value-type="float">
            <text:p>6,14285714285714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Superficie alare (m2):</text:p>
          </table:table-cell>
          <table:table-cell table:style-name="ce17" table:number-columns-repeated="2"/>
          <table:table-cell table:formula="of:=[.D27]*[.D28]" office:value-type="float" office:value="0.1204" calcext:value-type="float">
            <text:p>0,1204</text:p>
          </table:table-cell>
          <table:table-cell table:formula="of:=[.E27]*[.E29]" office:value-type="float" office:value="207.986085714286" calcext:value-type="float">
            <text:p>207,986085714286</text:p>
          </table:table-cell>
          <table:table-cell office:value-type="string" calcext:value-type="string">
            <text:p>inch2</text:p>
          </table:table-cell>
          <table:table-cell/>
        </table:table-row>
        <table:table-row table:style-name="ro1">
          <table:table-cell table:style-name="ce16" office:value-type="string" calcext:value-type="string">
            <text:p>Carico alare (oz/foot^2):</text:p>
          </table:table-cell>
          <table:table-cell table:style-name="ce9" table:number-columns-repeated="2"/>
          <table:table-cell table:formula="of:=[.D19]/([.D30]/0.01)" office:value-type="float" office:value="35.9468438538206" calcext:value-type="float">
            <text:p>35,9468438538206</text:p>
          </table:table-cell>
          <table:table-cell table:formula="of:=[.E19]*144/[.E30]" office:value-type="float" office:value="10.577673753725" calcext:value-type="float">
            <text:p>10,5776737537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2" office:value-type="string" calcext:value-type="string">
            <text:p>Cl di stallo</text:p>
          </table:table-cell>
          <table:table-cell table:style-name="ce17" table:number-columns-repeated="2"/>
          <table:table-cell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elocità di stallo</text:p>
          </table:table-cell>
          <table:table-cell table:style-name="ce17" table:number-columns-repeated="2"/>
          <table:table-cell table:formula="of:=( [.E19]*3519/([.D33]*[.E30]))^0.5" office:value-type="float" office:value="14.6768497515831" calcext:value-type="float">
            <text:p>14,6768497515831</text:p>
          </table:table-cell>
          <table:table-cell table:formula="of:=[.D34]*1.6093" office:value-type="float" office:value="23.6194543052227" calcext:value-type="float">
            <text:p>23,619454305222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mh</text:p>
          </table:table-cell>
          <table:table-cell office:value-type="string" calcext:value-type="string">
            <text:p>k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17:12:27.9209231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2T10:07:36.986719606</meta:creation-date>
    <dc:date>2023-04-15T17:14:30.648765301</dc:date>
    <meta:editing-duration>PT3H30M16S</meta:editing-duration>
    <meta:editing-cycles>35</meta:editing-cycles>
    <meta:generator>LibreOffice/6.0.7.3$Linux_X86_64 LibreOffice_project/00m0$Build-3</meta:generator>
    <meta:document-statistic meta:table-count="1" meta:cell-count="108" meta:object-count="0"/>
  </office:meta>
</office:document-meta>
</file>